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 office:value-type="string">
            <text:p>Outdoor pee (wet) - L6</text:p>
          </table:table-cell>
          <table:table-cell table:style-name="ce0" office:value-type="string">
            <text:p>Kh... f-f-fine, i-if I have no other choi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f I must... geez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feel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fidget*... 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30T10:33:52+01:00</meta:creation-date>
    <dc:date>2019-11-30T10:33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